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 = (Rs-550)/137.5</text:p>
          </table:table-cell>
          <table:table-cell office:value-type="string" calcext:value-type="string">
            <text:p>Rs = resistencia (Ohm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 = tensao do solo (cb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e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medidas em cbar (kPA)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A5]-550)/137.5" office:value-type="float" office:value="7.63636363636364" calcext:value-type="float">
            <text:p>7.6363636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&lt; Ta &lt; 10</text:p>
          </table:table-cell>
          <table:table-cell office:value-type="string" calcext:value-type="string">
            <text:p>solo saturad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6]-550)/137.5"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&lt; Ta &lt; 30</text:p>
          </table:table-cell>
          <table:table-cell office:value-type="string" calcext:value-type="string">
            <text:p>solo adequadamente umido (exceto para areia fina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[.A7]-550)/137.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0 &lt; Ta &lt; 60</text:p>
          </table:table-cell>
          <table:table-cell office:value-type="string" calcext:value-type="string">
            <text:p>indicativo para regar o solo (exceto barro pesado)</text:p>
          </table:table-cell>
        </table:table-row>
        <table:table-row table:style-name="ro1">
          <table:table-cell/>
          <table:table-cell table:formula="of:=([.A8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60 &lt; Ta &lt; 100</text:p>
          </table:table-cell>
          <table:table-cell office:value-type="string" calcext:value-type="string">
            <text:p>indicativo para regar solo de barro pesado</text:p>
          </table:table-cell>
        </table:table-row>
        <table:table-row table:style-name="ro1">
          <table:table-cell/>
          <table:table-cell table:formula="of:=([.A9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100 &lt; Ta &lt; 200</text:p>
          </table:table-cell>
          <table:table-cell office:value-type="string" calcext:value-type="string">
            <text:p>solo se tornando perigosamente árido para plantio</text:p>
          </table:table-cell>
        </table:table-row>
        <table:table-row table:style-name="ro1">
          <table:table-cell/>
          <table:table-cell table:formula="of:=([.A10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Fonte: <text:a xlink:href="http://www.irrometer.com/basics.html" xlink:type="simple">http://www.irrometer.com/basics.html</text:a></text:p>
          </table:table-cell>
          <table:table-cell/>
        </table:table-row>
        <table:table-row table:style-name="ro1">
          <table:table-cell/>
          <table:table-cell table:formula="of:=([.A11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2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3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4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5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6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7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8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9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ownResistor</text:p>
          </table:table-cell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yVoltage</text:p>
          </table:table-cell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Voltage</text:p>
          </table:table-cell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istance = (knownResistor * (supplyVoltage – sensorVoltage) / sensorVoltage)</text:p>
          </table:table-cell>
          <table:table-cell table:number-columns-repeated="5"/>
        </table:table-row>
        <table:table-row table:style-name="ro1">
          <table:table-cell table:style-name="ce1" table:formula="of:=([.B21]*([.B22]-[.B23])/[.B23])" office:value-type="float" office:value="1227.56132756133" calcext:value-type="float">
            <text:p>1,227.56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 = tensao do solo (cbar/kP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= resistencia do solo (kOh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 = temperatura do solo (Celsi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 = (3.213 * R + 4.093) / (1-0.009733 * R – 0.01205 * 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e: <text:a xlink:href="http://www.kimberly.uidaho.edu/water/swm/Calibration_Watermark2.htm" xlink:type="simple">http://www.kimberly.uidaho.edu/water/swm/Calibration_Watermark2.ht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casopisi.junis.ni.ac.rs/index.php/FUWorkLivEnvProt/article/download/593/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209.65.187.195:8000/WirelessSensing/Watermark%20Calibration%20Report-Shock.pd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table:formula="of:=(3.213*[.A39]+4.093)/(1-0.009733*[.A39]-0.01205*[.B39])" office:value-type="float" office:value="14.8591073198505" calcext:value-type="float">
            <text:p>14.859107319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utro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emesystems.com/pdfs/SMX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09:16:04.0616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25:34.840133856</meta:creation-date>
    <dc:date>2016-10-04T13:51:42.638370000</dc:date>
    <meta:editing-duration>PT4H6M11S</meta:editing-duration>
    <meta:editing-cycles>9</meta:editing-cycles>
    <meta:generator>LibreOffice/5.1.4.2$MacOSX_X86_64 LibreOffice_project/f99d75f39f1c57ebdd7ffc5f42867c12031db97a</meta:generator>
    <meta:document-statistic meta:table-count="1" meta:cell-count="63" meta:object-count="0"/>
  </office:meta>
</office:document-meta>
</file>